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db70" officeooo:paragraph-rsid="001fdb7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fdb70" officeooo:paragraph-rsid="001fdb7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db70" officeooo:paragraph-rsid="001fdb70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cd81" officeooo:paragraph-rsid="0020cd8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5pt" style:text-underline-style="none" fo:font-weight="normal" officeooo:rsid="0020cd81" officeooo:paragraph-rsid="0020cd81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ACKNOWLEDGEMENT</text:p>
      <text:p text:style-name="P2"/>
      <text:p text:style-name="P2"/>
      <text:p text:style-name="P3">I would like to express my special thanks of gratitude to our HOD of our <text:s text:c="7"/><text:tab/>Department,<text:span text:style-name="T1">Mrs Aswathy M </text:span>for her kind support for completing my <text:tab/>seminar topic. </text:p>
      <text:p text:style-name="P3"/>
      <text:p text:style-name="P3">I would also like to extend my gratitude to the to <text:span text:style-name="T1">Mrs Aswathy Nath</text:span>, faculty <text:tab/>teacher, for sustained co-operation, interest and encouragement <text:tab/>throughout this seminar.</text:p>
      <text:p text:style-name="P3"/>
      <text:p text:style-name="P4">I am extremely grateful to my department staff members and friends who <text:tab/>helped me in successful completion of this semina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KHILA CHANDR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01:36:39.221531830</meta:creation-date>
    <dc:date>2023-01-27T01:52:45.205062331</dc:date>
    <meta:editing-duration>PT4M3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75" meta:character-count="481" meta:non-whitespace-character-count="398"/>
  </office:meta>
</office:document-meta>
</file>